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  <style:style style:name="P3" style:family="paragraph" style:parent-style-name="Standard">
      <style:text-properties fo:font-size="14pt" officeooo:paragraph-rsid="001c6b33" style:font-size-asian="14pt" style:font-size-complex="14pt"/>
    </style:style>
    <style:style style:name="P4" style:family="paragraph" style:parent-style-name="Standard">
      <style:text-properties fo:font-size="14pt" fo:font-weight="bold" officeooo:rsid="0018fabb" officeooo:paragraph-rsid="0018fab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5in" fo:min-width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="Arrow" draw:marker-end-width="0.1291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508in" fo:min-width="0.3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4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2"/>
      <text:p text:style-name="P4">3.</text:p>
      <text:p text:style-name="P2">Identity conversion is the conversion between two instances of the same data type.</text:p>
      <text:p text:style-name="P2">Example:</text:p>
      <text:p text:style-name="P2">1.int value1 = 10;</text:p>
      <text:p text:style-name="P2"><text:s text:c="3"/>int value2;</text:p>
      <text:p text:style-name="P2"><text:s text:c="3"/>value2 = value1; //identity conversion</text:p>
      <text:p text:style-name="P2"/>
      <text:p text:style-name="P2">2.String name1 = “Kasun”;</text:p>
      <text:p text:style-name="P2"><text:s text:c="3"/>String name2;</text:p>
      <text:p text:style-name="P2"><text:s text:c="3"/>name2 = name1;</text:p>
      <text:p text:style-name="P1"/>
      <text:p text:style-name="P5">4.</text:p>
      <text:p text:style-name="P1">Primitive widening conversion is the conversion from a data type with small bit size</text:p>
      <text:p text:style-name="P1">to a data type with larger bit size (in the direction of arrow in the following diagram</text:p>
      <text:p text:style-name="P1">from byte data type to char type). Therefore no information is lost. When converted</text:p>
      <text:p text:style-name="P1">to float or double data types, precision may be lost because they store bit values</text:p>
      <text:p text:style-name="P1">according to IEEE- 754 standard.</text:p>
      <text:p text:style-name="P1"><draw:custom-shape text:anchor-type="paragraph" draw:z-index="4" draw:name="Shape 5" draw:style-name="gr1" draw:text-style-name="P7" svg:width="0.3961in" svg:height="0.2504in" svg:x="1.6902in" svg:y="0.1839in"><text:p text:style-name="P6">char</text:p><draw:enhanced-geometry svg:viewBox="0 0 21600 21600" draw:type="rectangle" draw:enhanced-path="M 0 0 L 21600 0 21600 21600 0 21600 0 0 Z N"/></draw:custom-shape><draw:custom-shape text:anchor-type="paragraph" draw:z-index="21" draw:name="Shape 13" draw:style-name="gr1" draw:text-style-name="P7" svg:width="0.3961in" svg:height="0.2504in" svg:x="2.0862in" svg:y="0.1839in"><text:p text:style-name="P6">(16 bits)</text:p><draw:enhanced-geometry svg:viewBox="0 0 21600 21600" draw:type="rectangle" draw:enhanced-path="M 0 0 L 21600 0 21600 21600 0 21600 0 0 Z N"/></draw:custom-shape></text:p>
      <text:p text:style-name="P3"><draw:line text:anchor-type="paragraph" draw:z-index="10" draw:name="Line 4" draw:style-name="gr2" draw:text-style-name="P8" svg:x1="1.8776in" svg:y1="0.1634in" svg:x2="1.8673in" svg:y2="0.5488in"><text:p/></draw:line></text:p>
      <text:p text:style-name="P3"/>
      <text:p text:style-name="P3"><draw:custom-shape text:anchor-type="paragraph" draw:z-index="0" draw:name="Shape 1" draw:style-name="gr1" draw:text-style-name="P7" svg:width="0.3961in" svg:height="0.2504in" svg:x="-0.0075in" svg:y="0.039in"><text:p text:style-name="P6">byte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7" svg:width="0.3961in" svg:height="0.2504in" svg:x="0.8571in" svg:y="0.039in"><text:p text:style-name="P6">short</text:p><draw:enhanced-geometry svg:viewBox="0 0 21600 21600" draw:type="rectangle" draw:enhanced-path="M 0 0 L 21600 0 21600 21600 0 21600 0 0 Z N"/></draw:custom-shape><draw:custom-shape text:anchor-type="paragraph" draw:z-index="2" draw:name="Shape 3" draw:style-name="gr1" draw:text-style-name="P7" svg:width="0.3961in" svg:height="0.2504in" svg:x="1.6799in" svg:y="0.0492in"><text:p text:style-name="P6">int</text:p><draw:enhanced-geometry svg:viewBox="0 0 21600 21600" draw:type="rectangle" draw:enhanced-path="M 0 0 L 21600 0 21600 21600 0 21600 0 0 Z N"/></draw:custom-shape><draw:custom-shape text:anchor-type="paragraph" draw:z-index="3" draw:name="Shape 4" draw:style-name="gr1" draw:text-style-name="P7" svg:width="0.3961in" svg:height="0.2504in" svg:x="2.5236in" svg:y="0.039in"><text:p text:style-name="P6">long</text:p><draw:enhanced-geometry svg:viewBox="0 0 21600 21600" draw:type="rectangle" draw:enhanced-path="M 0 0 L 21600 0 21600 21600 0 21600 0 0 Z N"/></draw:custom-shape><draw:line text:anchor-type="paragraph" draw:z-index="7" draw:name="Line 1" draw:style-name="gr2" draw:text-style-name="P8" svg:x1="0.3882in" svg:y1="0.1429in" svg:x2="0.8047in" svg:y2="0.1531in"><text:p/></draw:line><draw:line text:anchor-type="paragraph" draw:z-index="8" draw:name="Line 2" draw:style-name="gr2" draw:text-style-name="P8" svg:x1="1.3362in" svg:y1="0.1638in" svg:x2="1.7528in" svg:y2="0.174in"><text:p/></draw:line><draw:line text:anchor-type="paragraph" draw:z-index="9" draw:name="Line 3" draw:style-name="gr2" draw:text-style-name="P8" svg:x1="2.0756in" svg:y1="0.1846in" svg:x2="2.4921in" svg:y2="0.1949in"><text:p/></draw:line><draw:custom-shape text:anchor-type="paragraph" draw:z-index="20" draw:name="Shape 12" draw:style-name="gr1" draw:text-style-name="P7" svg:width="0.3961in" svg:height="0.2504in" svg:x="3.0028in" svg:y="0.1118in"><text:p text:style-name="P6">(64 bits)</text:p><draw:enhanced-geometry svg:viewBox="0 0 21600 21600" draw:type="rectangle" draw:enhanced-path="M 0 0 L 21600 0 21600 21600 0 21600 0 0 Z N"/></draw:custom-shape></text:p>
      <text:p text:style-name="P3"><draw:line text:anchor-type="paragraph" draw:z-index="12" draw:name="Line 6" draw:style-name="gr2" draw:text-style-name="P8" svg:x1="1.8776in" svg:y1="0.0756in" svg:x2="1.8673in" svg:y2="0.5547in"><text:p/></draw:line><draw:line text:anchor-type="paragraph" draw:z-index="13" draw:name="Line 7" draw:style-name="gr2" draw:text-style-name="P8" svg:x1="2.6902in" svg:y1="0.0654in" svg:x2="2.7004in" svg:y2="0.5654in"><text:p/></draw:line><draw:line text:anchor-type="paragraph" draw:z-index="14" draw:name="Line 8" draw:style-name="gr2" draw:text-style-name="P8" svg:x1="2.5028in" svg:y1="0.1228in" svg:x2="2.0756in" svg:y2="0.6236in"><text:p/></draw:line><draw:line text:anchor-type="paragraph" draw:z-index="15" draw:name="Line 9" draw:style-name="gr2" draw:text-style-name="P8" svg:x1="2.128in" svg:y1="0.1228in" svg:x2="2.576in" svg:y2="0.5654in"><text:p/></draw:line><draw:custom-shape text:anchor-type="paragraph" draw:z-index="16" draw:name="Shape 8" draw:style-name="gr1" draw:text-style-name="P7" svg:width="0.3961in" svg:height="0.2504in" svg:x="-0.0075in" svg:y="0.0654in"><text:p text:style-name="P6">(8 bits)</text:p><draw:enhanced-geometry svg:viewBox="0 0 21600 21600" draw:type="rectangle" draw:enhanced-path="M 0 0 L 21600 0 21600 21600 0 21600 0 0 Z N"/></draw:custom-shape><draw:custom-shape text:anchor-type="paragraph" draw:z-index="17" draw:name="Shape 9" draw:style-name="gr1" draw:text-style-name="P7" svg:width="0.3961in" svg:height="0.2504in" svg:x="0.8571in" svg:y="0.0654in"><text:p text:style-name="P6">(16 bits)</text:p><draw:enhanced-geometry svg:viewBox="0 0 21600 21600" draw:type="rectangle" draw:enhanced-path="M 0 0 L 21600 0 21600 21600 0 21600 0 0 Z N"/></draw:custom-shape><draw:custom-shape text:anchor-type="paragraph" draw:z-index="18" draw:name="Shape 10" draw:style-name="gr1" draw:text-style-name="P7" svg:width="0.3961in" svg:height="0.2504in" svg:x="1.6382in" svg:y="0.0134in"><text:p text:style-name="P6">(32 bits)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5" draw:name="Shape 6" draw:style-name="gr3" draw:text-style-name="P10" svg:width="0.3969in" svg:height="0.2512in" svg:x="1.7008in" svg:y="0.1764in"><text:p text:style-name="P9"><text:span text:style-name="T1">f</text:span><text:span text:style-name="T1">l</text:span><text:span text:style-name="T1">o</text:span><text:span text:style-name="T1">a</text:span><text:span text:style-name="T1">t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1" draw:text-style-name="P7" svg:width="0.3961in" svg:height="0.2504in" svg:x="2.5756in" svg:y="0.1693in"><text:p text:style-name="P6">double</text:p><draw:enhanced-geometry svg:viewBox="0 0 21600 21600" draw:type="rectangle" draw:enhanced-path="M 0 0 L 21600 0 21600 21600 0 21600 0 0 Z N"/></draw:custom-shape><draw:line text:anchor-type="paragraph" draw:z-index="11" draw:name="Line 5" draw:style-name="gr2" draw:text-style-name="P8" svg:x1="2.0972in" svg:y1="0.2992in" svg:x2="2.5138in" svg:y2="0.3094in"><text:p/></draw:line><draw:custom-shape text:anchor-type="paragraph" draw:z-index="19" draw:name="Shape 11" draw:style-name="gr1" draw:text-style-name="P7" svg:width="0.3961in" svg:height="0.2504in" svg:x="1.7016in" svg:y="0.3783in"><text:p text:style-name="P6">(32 bits)</text:p><draw:enhanced-geometry svg:viewBox="0 0 21600 21600" draw:type="rectangle" draw:enhanced-path="M 0 0 L 21600 0 21600 21600 0 21600 0 0 Z N"/></draw:custom-shape><draw:custom-shape text:anchor-type="paragraph" draw:z-index="22" draw:name="Shape 14" draw:style-name="gr1" draw:text-style-name="P7" svg:width="0.3961in" svg:height="0.2504in" svg:x="2.628in" svg:y="0.3472in"><text:p text:style-name="P6">(64 bits)</text:p><draw:enhanced-geometry svg:viewBox="0 0 21600 21600" draw:type="rectangle" draw:enhanced-path="M 0 0 L 21600 0 21600 21600 0 21600 0 0 Z N"/></draw:custom-shape></text:p>
      <text:p text:style-name="P3"><text:soft-page-break/></text:p>
      <text:p text:style-name="P3"/>
      <text:p text:style-name="P3">Example :</text:p>
      <text:p text:style-name="P3">1. byte b1 = 10;</text:p>
      <text:p text:style-name="P3">short s1 = b1; // widening primitive conversion</text:p>
      <text:p text:style-name="P3">2. short s2 = 51;</text:p>
      <text:p text:style-name="P3">int intnum = s2; // widening primitive conversion</text:p>
      <text:p text:style-name="P3">3. float f1 = 10.5f;</text:p>
      <text:p text:style-name="P3">double d1 = f1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2:55:49.892102316</dc:date>
    <meta:editing-duration>PT17M26S</meta:editing-duration>
    <meta:editing-cycles>4</meta:editing-cycles>
    <meta:document-statistic meta:table-count="0" meta:image-count="0" meta:object-count="0" meta:page-count="2" meta:paragraph-count="41" meta:word-count="321" meta:character-count="1962" meta:non-whitespace-character-count="1669"/>
  </office:meta>
</office:document-meta>
</file>